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cope.importClass( Context ctx , Scriptable thisObj , Object [ ] args , Function fun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eadScope.setupPackages( ClassLoader 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hreadScope.put( int index , Scriptable star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eadScope.ThreadScope( Global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M_JavaScriptInterpreter.compileScript( Context cx , Scriptable scope ,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M_JavaScriptInterpreter.setupView( Scriptable scope , FOM_Cocoon cocoon , FOM_WebContinuation ko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M_JavaScriptInterpreter.compileScript( Context cx ,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M_JavaScriptInterpreter.getSess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M_JavaScriptInterpre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setupContext( Redirector redirector , Context context , ThreadScope thrSco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ThreadScope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JavaScriptInterpreter.callFunction( String funName , List params , Redirector redirecto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FOM_JavaScriptInterpreter.createThrea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getScrip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hreadScope.setLock( boolean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findEncoding( Pushback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M_JavaScriptInterpreter.setSessionScope( Thread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M_JavaScriptInterpreter.process( Scriptable scope , FOM_Cocoon cocoon , String uri , Object bizDat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JavaScriptInterpreter.handleContinuation( String id , List params , Redirector redirec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ThreadScope.put( String name , Scriptable start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Scop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JavaScriptInterpreter.forwardTo( Scriptable scope , FOM_Cocoon cocoon , String uri , Object bizData , FOM_WebContinuation fom_wk , Redirector redir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M_JavaScriptInterpreter.getDebu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hreadScope.on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